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2010000005D00000037861E5AFB98A3A4E0.png" manifest:media-type="image/png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dddddd" draw:opacity="100%" draw:textarea-horizontal-align="justify" draw:textarea-vertical-align="middle" draw:auto-grow-height="false" fo:min-height="2.29cm" fo:min-width="2.04cm"/>
    </style:style>
    <style:style style:name="gr2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3" style:family="graphic" style:parent-style-name="standard">
      <style:graphic-properties svg:stroke-color="#111111" draw:fill-color="#999999" draw:textarea-horizontal-align="justify" draw:textarea-vertical-align="middle" draw:auto-grow-height="false" fo:min-height="0.828cm" fo:min-width="0.578cm"/>
    </style:style>
    <style:style style:name="gr4" style:family="graphic" style:parent-style-name="standard">
      <style:graphic-properties svg:stroke-color="#ed4c05" draw:fill-color="#ffffa6" draw:textarea-horizontal-align="justify" draw:textarea-vertical-align="middle" draw:auto-grow-height="false" fo:min-height="0.132cm" fo:min-width="0.83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27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189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611cm"/>
      <style:paragraph-properties style:writing-mode="lr-tb"/>
    </style:style>
    <style:style style:name="gr13" style:family="graphic" style:parent-style-name="standard">
      <style:graphic-properties svg:stroke-color="#ed4c05" draw:fill-color="#ffffa6" draw:textarea-horizontal-align="justify" draw:textarea-vertical-align="middle" draw:auto-grow-height="false" fo:min-height="0.132cm" fo:min-width="0.473cm"/>
    </style:style>
    <style:style style:name="gr14" style:family="graphic" style:parent-style-name="standard">
      <style:graphic-properties draw:fill-color="#ffffd7" draw:textarea-horizontal-align="justify" draw:textarea-vertical-align="middle" draw:auto-grow-height="false" fo:min-height="2.29cm" fo:min-width="2.54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6" style:family="graphic" style:parent-style-name="objectwithoutfill">
      <style:graphic-properties draw:fill="solid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49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441cm"/>
      <style:paragraph-properties style:writing-mode="lr-tb"/>
    </style:style>
    <style:style style:name="gr22" style:family="graphic" style:parent-style-name="standard">
      <style:graphic-properties svg:stroke-color="#ed4c05" draw:fill-color="#ffffa6" draw:textarea-horizontal-align="justify" draw:textarea-vertical-align="middle" draw:auto-grow-height="false" fo:min-height="0.004cm" fo:min-width="0.029cm"/>
    </style:style>
    <style:style style:name="gr23" style:family="graphic" style:parent-style-name="objectwithoutfill">
      <style:graphic-properties svg:stroke-width="0.254cm" svg:stroke-color="#000000" draw:marker-start-width="0.584cm" draw:marker-end-width="0.584cm" draw:fill="solid" draw:textarea-vertical-align="middle" fo:padding-top="0.252cm" fo:padding-bottom="0.252cm" fo:padding-left="0.377cm" fo:padding-right="0.377cm"/>
    </style:style>
    <style:style style:name="gr24" style:family="graphic" style:parent-style-name="objectwithoutfill">
      <style:graphic-properties svg:stroke-color="#c9211e" draw:fill="solid" draw:fill-color="#c9211e" draw:textarea-vertical-align="middle"/>
    </style:style>
    <style:style style:name="gr25" style:family="graphic" style:parent-style-name="objectwithoutfill">
      <style:graphic-properties svg:stroke-color="#c9211e" draw:fill="solid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362cm"/>
      <style:paragraph-properties style:writing-mode="lr-tb"/>
    </style:style>
    <style:style style:name="gr27" style:family="graphic" style:parent-style-name="objectwithoutfill">
      <style:graphic-properties draw:marker-end="Arrow" draw:marker-end-width="0.3cm" draw:fill="solid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0.758cm" style:use-optimal-column-width="false"/>
    </style:style>
    <style:style style:name="co2" style:family="table-column">
      <style:table-column-properties style:column-width="0.754cm" style:use-optimal-column-width="false"/>
    </style:style>
    <style:style style:name="co3" style:family="table-column">
      <style:table-column-properties style:column-width="0.621cm" style:use-optimal-column-width="false"/>
    </style:style>
    <style:style style:name="co4" style:family="table-column">
      <style:table-column-properties style:column-width="0.616cm" style:use-optimal-column-width="false"/>
    </style:style>
    <style:style style:name="co5" style:family="table-column">
      <style:table-column-properties style:column-width="0.645cm" style:use-optimal-column-width="false"/>
    </style:style>
    <style:style style:name="co6" style:family="table-column">
      <style:table-column-properties style:column-width="0.6cm" style:use-optimal-column-width="false"/>
    </style:style>
    <style:style style:name="ro1" style:family="table-row">
      <style:table-row-properties style:row-height="0.972cm" style:use-optimal-row-height="false"/>
    </style:style>
    <style:style style:name="P1" style:family="paragraph">
      <loext:graphic-properties draw:fill-color="#dddddd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-color="#ffffa6"/>
      <style:paragraph-properties fo:text-align="center"/>
    </style:style>
    <style:style style:name="P5" style:family="paragraph">
      <loext:graphic-properties draw:fill="none" draw:fill-color="#ffffff"/>
      <style:text-properties fo:font-size="16pt"/>
    </style:style>
    <style:style style:name="P6" style:family="paragraph">
      <loext:graphic-properties draw:fill="none" draw:fill-color="#ffffff"/>
      <style:paragraph-properties fo:text-align="center"/>
      <style:text-properties fo:font-size="16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  <style:text-properties fo:font-size="12pt" style:font-size-asian="18pt" style:font-size-complex="18pt"/>
    </style:style>
    <style:style style:name="P10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11" style:family="paragraph">
      <loext:graphic-properties draw:fill-color="#ffffd7"/>
      <style:paragraph-properties fo:text-align="center"/>
    </style:style>
    <style:style style:name="P12" style:family="paragraph">
      <style:text-properties fo:font-size="12pt" style:font-size-asian="18pt" style:font-size-complex="18pt"/>
    </style:style>
    <style:style style:name="P13" style:family="paragraph">
      <loext:graphic-properties draw:fill="none" draw:fill-color="#ffffff"/>
      <style:text-properties fo:font-size="12pt" style:font-size-asian="18pt" style:font-size-complex="18pt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solid" draw:fill-color="#c9211e"/>
      <style:paragraph-properties fo:text-align="center"/>
    </style:style>
    <style:style style:name="T1" style:family="text">
      <style:text-properties fo:font-size="16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54cm" svg:height="2.54cm" svg:x="9.75cm" svg:y="2.1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0.004cm" svg:y="2.38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4.94cm" svg:y="2.1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10.24cm" svg:y="2.5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5.14cm" svg:y="2.3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54cm" svg:x="5.34cm" svg:y="2.5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24cm" svg:height="1.524cm" svg:x="5.848cm" svg:y="3.04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1.524cm" svg:height="1.524cm" svg:x="10.666cm" svg:y="3.04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4" draw:layer="layout" svg:width="1.524cm" svg:height="0.762cm" svg:x="8.034cm" svg:y="3.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4.002cm" svg:height="1.505cm" svg:x="4.524cm" svg:y="5.488cm">
          <draw:text-box>
            <text:p><text:span text:style-name="T1">N</text:span><text:span text:style-name="T1">x</text:span><text:span text:style-name="T1">2</text:span><text:span text:style-name="T1">5</text:span><text:span text:style-name="T1">0</text:span><text:span text:style-name="T1">x</text:span><text:span text:style-name="T1">2</text:span><text:span text:style-name="T1">5</text:span><text:span text:style-name="T1">0</text:span><text:span text:style-name="T1">x</text:span><text:span text:style-name="T1">3</text:span></text:p>
          </draw:text-box>
        </draw:frame>
        <draw:frame draw:style-name="gr5" draw:text-style-name="P5" draw:layer="layout" svg:width="3.468cm" svg:height="1.505cm" svg:x="9.658cm" svg:y="5.488cm">
          <draw:text-box>
            <text:p><text:span text:style-name="T1">N</text:span><text:span text:style-name="T1">x</text:span><text:span text:style-name="T1">2</text:span><text:span text:style-name="T1">5</text:span><text:span text:style-name="T1">0</text:span><text:span text:style-name="T1">x</text:span><text:span text:style-name="T1">2</text:span><text:span text:style-name="T1">5</text:span><text:span text:style-name="T1">0</text:span></text:p>
          </draw:text-box>
        </draw:frame>
        <draw:custom-shape draw:style-name="gr4" draw:text-style-name="P4" draw:layer="layout" svg:width="1.524cm" svg:height="0.762cm" svg:x="13.134cm" svg:y="3.5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6" draw:layer="layout" svg:width="4.002cm" svg:height="1.505cm" svg:x="4.316cm" svg:y="0.689cm">
          <draw:text-box>
            <text:p text:style-name="P2"><text:span text:style-name="T1">N</text:span><text:span text:style-name="T1"> </text:span><text:span text:style-name="T1">i</text:span><text:span text:style-name="T1">m</text:span><text:span text:style-name="T1">á</text:span><text:span text:style-name="T1">g</text:span><text:span text:style-name="T1">e</text:span><text:span text:style-name="T1">n</text:span><text:span text:style-name="T1">e</text:span><text:span text:style-name="T1">s</text:span><text:span text:style-name="T1"> </text:span><text:span text:style-name="T1">e</text:span><text:span text:style-name="T1">n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/text:p>
          </draw:text-box>
        </draw:frame>
        <draw:frame draw:style-name="gr5" draw:text-style-name="P6" draw:layer="layout" svg:width="4.002cm" svg:height="1.505cm" svg:x="9.116cm" svg:y="0.69cm">
          <draw:text-box>
            <text:p text:style-name="P2"><text:span text:style-name="T1">N</text:span><text:span text:style-name="T1"> </text:span><text:span text:style-name="T1">i</text:span><text:span text:style-name="T1">m</text:span><text:span text:style-name="T1">á</text:span><text:span text:style-name="T1">g</text:span><text:span text:style-name="T1">e</text:span><text:span text:style-name="T1">n</text:span><text:span text:style-name="T1">e</text:span><text:span text:style-name="T1">s</text:span><text:span text:style-name="T1"> </text:span><text:span text:style-name="T1">e</text:span><text:span text:style-name="T1">n</text:span><text:span text:style-name="T1"> </text:span><text:span text:style-name="T1">B</text:span><text:span text:style-name="T1">&amp;</text:span><text:span text:style-name="T1">N</text:span></text:p>
          </draw:text-box>
        </draw:frame>
        <draw:frame draw:style-name="gr6" draw:text-style-name="P6" draw:layer="layout" svg:width="7.358cm" svg:height="2.132cm" svg:x="15.016cm" svg:y="0.691cm">
          <draw:text-box>
            <text:p text:style-name="P2"><text:span text:style-name="T1">N</text:span><text:span text:style-name="T1"> </text:span><text:span text:style-name="T1">f</text:span><text:span text:style-name="T1">i</text:span><text:span text:style-name="T1">l</text:span><text:span text:style-name="T1">a</text:span><text:span text:style-name="T1">s</text:span></text:p>
            <text:p text:style-name="P2"><text:span text:style-name="T1">C</text:span><text:span text:style-name="T1">a</text:span><text:span text:style-name="T1">d</text:span><text:span text:style-name="T1">a</text:span><text:span text:style-name="T1"> </text:span><text:span text:style-name="T1">f</text:span><text:span text:style-name="T1">i</text:span><text:span text:style-name="T1">l</text:span><text:span text:style-name="T1">a</text:span><text:span text:style-name="T1"> </text:span><text:span text:style-name="T1">e</text:span><text:span text:style-name="T1">s</text:span><text:span text:style-name="T1"> </text:span><text:span text:style-name="T1">u</text:span><text:span text:style-name="T1">n</text:span><text:span text:style-name="T1">a</text:span><text:span text:style-name="T1"> </text:span><text:span text:style-name="T1">i</text:span><text:span text:style-name="T1">m</text:span><text:span text:style-name="T1">a</text:span><text:span text:style-name="T1">g</text:span><text:span text:style-name="T1">e</text:span><text:span text:style-name="T1">n</text:span></text:p>
          </draw:text-box>
        </draw:frame>
        <draw:frame draw:style-name="standard" draw:layer="layout" svg:width="6.817cm" svg:height="2.915cm" svg:x="15.399cm" svg:y="2.15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5" draw:text-style-name="P5" draw:layer="layout" svg:width="3.468cm" svg:height="1.505cm" svg:x="17.258cm" svg:y="5.489cm">
          <draw:text-box>
            <text:p><text:span text:style-name="T1">N</text:span><text:span text:style-name="T1">x</text:span><text:span text:style-name="T1">6</text:span><text:span text:style-name="T1">2</text:span><text:span text:style-name="T1">5</text:span><text:span text:style-name="T1">0</text:span><text:span text:style-name="T1">0</text:span></text:p>
          </draw:text-box>
        </draw:frame>
        <draw:frame draw:style-name="gr6" draw:text-style-name="P6" draw:layer="layout" svg:width="7.358cm" svg:height="2.132cm" svg:x="3.81cm" svg:y="8.167cm">
          <draw:text-box>
            <text:p text:style-name="P2"><text:span text:style-name="T1">M</text:span><text:span text:style-name="T1">a</text:span><text:span text:style-name="T1">r</text:span><text:span text:style-name="T1">c</text:span><text:span text:style-name="T1">a</text:span><text:span text:style-name="T1">m</text:span><text:span text:style-name="T1">o</text:span><text:span text:style-name="T1">s</text:span><text:span text:style-name="T1"> </text:span><text:span text:style-name="T1">c</text:span><text:span text:style-name="T1">a</text:span><text:span text:style-name="T1">d</text:span><text:span text:style-name="T1">a</text:span><text:span text:style-name="T1"> </text:span><text:span text:style-name="T1">f</text:span><text:span text:style-name="T1">i</text:span><text:span text:style-name="T1">l</text:span><text:span text:style-name="T1">a</text:span><text:span text:style-name="T1"> </text:span><text:span text:style-name="T1">s</text:span><text:span text:style-name="T1">i </text:span><text:span text:style-name="T1">e</text:span><text:span text:style-name="T1">s</text:span><text:span text:style-name="T1"> </text:span><text:span text:style-name="T1">d</text:span><text:span text:style-name="T1">e</text:span><text:span text:style-name="T1"> </text:span><text:span text:style-name="T1">G</text:span><text:span text:style-name="T1">e</text:span><text:span text:style-name="T1">o</text:span><text:span text:style-name="T1">r</text:span><text:span text:style-name="T1">g</text:span><text:span text:style-name="T1">e</text:span><text:span text:style-name="T1"> </text:span><text:span text:style-name="T1">B</text:span><text:span text:style-name="T1">u</text:span><text:span text:style-name="T1">s</text:span><text:span text:style-name="T1">h</text:span><text:span text:style-name="T1"> </text:span><text:span text:style-name="T1">o</text:span><text:span text:style-name="T1"> </text:span><text:span text:style-name="T1">n</text:span><text:span text:style-name="T1">o</text:span></text:p>
          </draw:text-box>
        </draw:frame>
        <draw:frame draw:style-name="standard" draw:layer="layout" svg:width="6.817cm" svg:height="2.915cm" svg:x="4.193cm" svg:y="9.62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5" draw:text-style-name="P5" draw:layer="layout" svg:width="3.468cm" svg:height="1.505cm" svg:x="6.052cm" svg:y="12.965cm">
          <draw:text-box>
            <text:p><text:span text:style-name="T1">N</text:span><text:span text:style-name="T1">x</text:span><text:span text:style-name="T1">6</text:span><text:span text:style-name="T1">2</text:span><text:span text:style-name="T1">5</text:span><text:span text:style-name="T1">0</text:span><text:span text:style-name="T1">0</text:span></text:p>
          </draw:text-box>
        </draw:frame>
        <draw:frame draw:style-name="gr7" draw:text-style-name="P7" draw:layer="layout" svg:width="0.681cm" svg:height="0.833cm" svg:x="3.402cm" svg:y="10.489cm">
          <draw:image xlink:href="Pictures/100002010000005D00000037861E5AFB98A3A4E0.png" xlink:type="simple" xlink:show="embed" xlink:actuate="onLoad" loext:mime-type="image/png">
            <text:p/>
          </draw:image>
        </draw:frame>
        <draw:frame draw:style-name="gr8" draw:text-style-name="P7" draw:layer="layout" svg:width="0.762cm" svg:height="0.872cm" svg:x="3.402cm" svg:y="9.544cm">
          <draw:image xlink:href="Pictures/100002010000005D00000037861E5AFB98A3A4E0.png" xlink:type="simple" xlink:show="embed" xlink:actuate="onLoad" loext:mime-type="image/png">
            <text:p/>
          </draw:image>
        </draw:frame>
        <draw:frame draw:style-name="gr7" draw:text-style-name="P7" draw:layer="layout" svg:width="0.681cm" svg:height="0.833cm" svg:x="3.402cm" svg:y="11.505cm">
          <draw:image xlink:href="Pictures/100002010000005D00000037861E5AFB98A3A4E0.png" xlink:type="simple" xlink:show="embed" xlink:actuate="onLoad" loext:mime-type="image/png">
            <text:p/>
          </draw:image>
        </draw:frame>
        <draw:frame draw:style-name="gr8" draw:text-style-name="P7" draw:layer="layout" svg:width="0.762cm" svg:height="0.872cm" svg:x="3.402cm" svg:y="12.492cm">
          <draw:image xlink:href="Pictures/100002010000005D00000037861E5AFB98A3A4E0.png" xlink:type="simple" xlink:show="embed" xlink:actuate="onLoad" loext:mime-type="image/png">
            <text:p/>
          </draw:image>
        </draw:frame>
        <draw:custom-shape draw:style-name="gr4" draw:text-style-name="P4" draw:layer="layout" svg:width="1.524cm" svg:height="0.762cm" draw:transform="rotate (0.785572696322648) translate (12.397cm 10.65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1.524cm" svg:height="0.762cm" draw:transform="rotate (-0.785223630472249) translate (12.984cm 11.26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5.583cm" svg:height="2.915cm" svg:x="14.752cm" svg:y="7.8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7" draw:text-style-name="P7" draw:layer="layout" svg:width="0.558cm" svg:height="0.62cm" svg:x="14.186cm" svg:y="8.035cm">
          <draw:image xlink:href="Pictures/100002010000005D00000037861E5AFB98A3A4E0.png" xlink:type="simple" xlink:show="embed" xlink:actuate="onLoad" loext:mime-type="image/png">
            <text:p/>
          </draw:image>
        </draw:frame>
        <draw:frame draw:style-name="gr8" draw:text-style-name="P7" draw:layer="layout" svg:width="0.624cm" svg:height="0.65cm" svg:x="14.186cm" svg:y="8.931cm">
          <draw:image xlink:href="Pictures/100002010000005D00000037861E5AFB98A3A4E0.png" xlink:type="simple" xlink:show="embed" xlink:actuate="onLoad" loext:mime-type="image/png">
            <text:p/>
          </draw:image>
        </draw:frame>
        <draw:frame draw:style-name="gr7" draw:text-style-name="P7" draw:layer="layout" svg:width="0.558cm" svg:height="0.62cm" svg:x="14.186cm" svg:y="9.992cm">
          <draw:image xlink:href="Pictures/100002010000005D00000037861E5AFB98A3A4E0.png" xlink:type="simple" xlink:show="embed" xlink:actuate="onLoad" loext:mime-type="image/png">
            <text:p/>
          </draw:image>
        </draw:frame>
        <draw:frame draw:style-name="standard" draw:layer="layout" svg:width="5.583cm" svg:height="2.915cm" svg:x="14.837cm" svg:y="12.063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8" draw:text-style-name="P7" draw:layer="layout" svg:width="0.624cm" svg:height="0.65cm" svg:x="14.27cm" svg:y="12.384cm">
          <draw:image xlink:href="Pictures/100002010000005D00000037861E5AFB98A3A4E0.png" xlink:type="simple" xlink:show="embed" xlink:actuate="onLoad" loext:mime-type="image/png">
            <text:p/>
          </draw:image>
        </draw:frame>
        <draw:frame draw:style-name="gr7" draw:text-style-name="P7" draw:layer="layout" svg:width="0.558cm" svg:height="0.62cm" svg:x="14.271cm" svg:y="13.235cm">
          <draw:image xlink:href="Pictures/100002010000005D00000037861E5AFB98A3A4E0.png" xlink:type="simple" xlink:show="embed" xlink:actuate="onLoad" loext:mime-type="image/png">
            <text:p/>
          </draw:image>
        </draw:frame>
        <draw:frame draw:style-name="gr8" draw:text-style-name="P7" draw:layer="layout" svg:width="0.624cm" svg:height="0.649cm" svg:x="14.271cm" svg:y="14.17cm">
          <draw:image xlink:href="Pictures/100002010000005D00000037861E5AFB98A3A4E0.png" xlink:type="simple" xlink:show="embed" xlink:actuate="onLoad" loext:mime-type="image/png">
            <text:p/>
          </draw:image>
        </draw:frame>
        <draw:frame draw:style-name="gr5" draw:text-style-name="P5" draw:layer="layout" svg:width="5.08cm" svg:height="1.505cm" svg:x="20.574cm" svg:y="8.382cm">
          <draw:text-box>
            <text:p><text:span text:style-name="T1">N</text:span><text:span text:style-name="T1">_</text:span><text:span text:style-name="T1">t</text:span><text:span text:style-name="T1">r</text:span><text:span text:style-name="T1">a</text:span><text:span text:style-name="T1">i</text:span><text:span text:style-name="T1">n</text:span><text:span text:style-name="T1"> </text:span><text:span text:style-name="T1">x</text:span><text:span text:style-name="T1"> </text:span><text:span text:style-name="T1">6</text:span><text:span text:style-name="T1">2</text:span><text:span text:style-name="T1">5</text:span><text:span text:style-name="T1">0</text:span><text:span text:style-name="T1">0</text:span></text:p>
          </draw:text-box>
        </draw:frame>
        <draw:frame draw:style-name="gr5" draw:text-style-name="P5" draw:layer="layout" svg:width="5.08cm" svg:height="1.505cm" svg:x="20.574cm" svg:y="13.208cm">
          <draw:text-box>
            <text:p><text:span text:style-name="T1">N</text:span><text:span text:style-name="T1">_</text:span><text:span text:style-name="T1">t</text:span><text:span text:style-name="T1">e</text:span><text:span text:style-name="T1">s</text:span><text:span text:style-name="T1">t</text:span><text:span text:style-name="T1"> </text:span><text:span text:style-name="T1">x</text:span><text:span text:style-name="T1"> </text:span><text:span text:style-name="T1">6</text:span><text:span text:style-name="T1">2</text:span><text:span text:style-name="T1">5</text:span><text:span text:style-name="T1">0</text:span><text:span text:style-name="T1">0</text:span></text:p>
          </draw:text-box>
        </draw:frame>
        <draw:frame draw:style-name="gr9" draw:text-style-name="P5" draw:layer="layout" svg:width="5.902cm" svg:height="2.759cm" svg:x="20.898cm" svg:y="10.035cm">
          <draw:text-box>
            <text:p><text:span text:style-name="T1">D</text:span><text:span text:style-name="T1">i</text:span><text:span text:style-name="T1">v</text:span><text:span text:style-name="T1">i</text:span><text:span text:style-name="T1">d</text:span><text:span text:style-name="T1">i</text:span><text:span text:style-name="T1">m</text:span><text:span text:style-name="T1">o</text:span><text:span text:style-name="T1">s</text:span><text:span text:style-name="T1"> </text:span><text:span text:style-name="T1">l</text:span><text:span text:style-name="T1">a</text:span><text:span text:style-name="T1"> </text:span><text:span text:style-name="T1">m</text:span><text:span text:style-name="T1">a</text:span><text:span text:style-name="T1">t</text:span><text:span text:style-name="T1">r</text:span><text:span text:style-name="T1">i</text:span><text:span text:style-name="T1">z</text:span><text:span text:style-name="T1"> </text:span><text:span text:style-name="T1">e</text:span><text:span text:style-name="T1">n</text:span><text:span text:style-name="T1"> </text:span><text:span text:style-name="T1">d</text:span><text:span text:style-name="T1">o</text:span><text:span text:style-name="T1">s</text:span><text:span text:style-name="T1">,</text:span><text:span text:style-name="T1"> </text:span><text:span text:style-name="T1">u</text:span><text:span text:style-name="T1">n</text:span><text:span text:style-name="T1">a</text:span><text:span text:style-name="T1"> </text:span><text:span text:style-name="T1">d</text:span><text:span text:style-name="T1">e</text:span><text:span text:style-name="T1"> </text:span><text:span text:style-name="T1">e</text:span><text:span text:style-name="T1">n</text:span><text:span text:style-name="T1">t</text:span><text:span text:style-name="T1">r</text:span><text:span text:style-name="T1">a</text:span><text:span text:style-name="T1">n</text:span><text:span text:style-name="T1">a</text:span><text:span text:style-name="T1">m</text:span><text:span text:style-name="T1">i</text:span><text:span text:style-name="T1">e</text:span><text:span text:style-name="T1">n</text:span><text:span text:style-name="T1">t</text:span><text:span text:style-name="T1">o</text:span><text:span text:style-name="T1"> </text:span><text:span text:style-name="T1"><text:s/></text:span><text:span text:style-name="T1">y</text:span><text:span text:style-name="T1"> </text:span><text:span text:style-name="T1">o</text:span><text:span text:style-name="T1">t</text:span><text:span text:style-name="T1">r</text:span><text:span text:style-name="T1">a</text:span><text:span text:style-name="T1"> </text:span><text:span text:style-name="T1">d</text:span><text:span text:style-name="T1">e</text:span><text:span text:style-name="T1"> </text:span><text:span text:style-name="T1">t</text:span><text:span text:style-name="T1">e</text:span><text:span text:style-name="T1">s</text:span><text:span text:style-name="T1">t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2.54cm" svg:height="2.54cm" svg:x="0.55cm" svg:y="2.1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0.804cm" svg:y="2.3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54cm" svg:height="2.54cm" svg:x="1.04cm" svg:y="2.5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524cm" svg:height="1.524cm" svg:x="1.466cm" svg:y="3.0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5" draw:text-style-name="P5" draw:layer="layout" svg:width="3.468cm" svg:height="1.505cm" svg:x="0.458cm" svg:y="5.088cm">
          <draw:text-box>
            <text:p><text:span text:style-name="T1">Nx250x250</text:span></text:p>
          </draw:text-box>
        </draw:frame>
        <draw:frame draw:style-name="gr5" draw:text-style-name="P6" draw:layer="layout" svg:width="4.002cm" svg:height="1.505cm" svg:x="-0.084cm" svg:y="0.69cm">
          <draw:text-box>
            <text:p text:style-name="P2"><text:span text:style-name="T1">N imágenes en B&amp;N</text:span></text:p>
          </draw:text-box>
        </draw:frame>
        <draw:frame draw:style-name="gr11" draw:text-style-name="P10" draw:layer="layout" svg:width="6.162cm" svg:height="2.286cm" svg:x="6.276cm" svg:y="0.654cm">
          <draw:text-box>
            <text:p text:style-name="P9"><text:span text:style-name="T2">N filas</text:span></text:p>
            <text:p text:style-name="P9"><text:span text:style-name="T2">Cada fila es una imagen etiquetada Bush/Otro</text:span></text:p>
          </draw:text-box>
        </draw:frame>
        <draw:frame draw:style-name="standard" draw:layer="layout" svg:width="5.759cm" svg:height="2.915cm" svg:x="6.18cm" svg:y="2.36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gr12" draw:text-style-name="P5" draw:layer="layout" svg:width="3.118cm" svg:height="0.878cm" svg:x="9.258cm" svg:y="5.489cm">
          <draw:text-box>
            <text:p><text:span text:style-name="T1">N</text:span><text:span text:style-name="T1">x</text:span><text:span text:style-name="T1">6</text:span><text:span text:style-name="T1">2</text:span><text:span text:style-name="T1">5</text:span><text:span text:style-name="T1">0</text:span><text:span text:style-name="T1">0</text:span></text:p>
          </draw:text-box>
        </draw:frame>
        <draw:frame draw:style-name="gr7" draw:text-style-name="P7" draw:layer="layout" svg:width="0.681cm" svg:height="0.833cm" svg:x="5.322cm" svg:y="3.231cm">
          <draw:image xlink:href="Pictures/100002010000005D00000037861E5AFB98A3A4E0.png" xlink:type="simple" xlink:show="embed" xlink:actuate="onLoad" loext:mime-type="image/png">
            <text:p/>
          </draw:image>
        </draw:frame>
        <draw:frame draw:style-name="gr8" draw:text-style-name="P7" draw:layer="layout" svg:width="0.762cm" svg:height="0.872cm" svg:x="5.268cm" svg:y="2.176cm">
          <draw:image xlink:href="Pictures/100002010000005D00000037861E5AFB98A3A4E0.png" xlink:type="simple" xlink:show="embed" xlink:actuate="onLoad" loext:mime-type="image/png">
            <text:p/>
          </draw:image>
        </draw:frame>
        <draw:frame draw:style-name="gr7" draw:text-style-name="P7" draw:layer="layout" svg:width="0.681cm" svg:height="0.833cm" svg:x="5.358cm" svg:y="4.235cm">
          <draw:image xlink:href="Pictures/100002010000005D00000037861E5AFB98A3A4E0.png" xlink:type="simple" xlink:show="embed" xlink:actuate="onLoad" loext:mime-type="image/png">
            <text:p/>
          </draw:image>
        </draw:frame>
        <draw:custom-shape draw:style-name="gr4" draw:text-style-name="P4" draw:layer="layout" svg:width="1.524cm" svg:height="0.762cm" draw:transform="rotate (0.785572696322648) translate (16.342cm 3.38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1.524cm" svg:height="0.762cm" draw:transform="rotate (-0.785223630472249) translate (17.049cm 4.2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5.399cm" svg:height="2.915cm" svg:x="18.352cm" svg:y="0.32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row table:style-name="ro1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7" draw:text-style-name="P7" draw:layer="layout" svg:width="0.558cm" svg:height="0.62cm" svg:x="17.786cm" svg:y="0.535cm">
          <draw:image xlink:href="Pictures/100002010000005D00000037861E5AFB98A3A4E0.png" xlink:type="simple" xlink:show="embed" xlink:actuate="onLoad" loext:mime-type="image/png">
            <text:p/>
          </draw:image>
        </draw:frame>
        <draw:frame draw:style-name="gr8" draw:text-style-name="P7" draw:layer="layout" svg:width="0.624cm" svg:height="0.65cm" svg:x="17.786cm" svg:y="1.431cm">
          <draw:image xlink:href="Pictures/100002010000005D00000037861E5AFB98A3A4E0.png" xlink:type="simple" xlink:show="embed" xlink:actuate="onLoad" loext:mime-type="image/png">
            <text:p/>
          </draw:image>
        </draw:frame>
        <draw:frame draw:style-name="gr7" draw:text-style-name="P7" draw:layer="layout" svg:width="0.558cm" svg:height="0.62cm" svg:x="17.786cm" svg:y="2.492cm">
          <draw:image xlink:href="Pictures/100002010000005D00000037861E5AFB98A3A4E0.png" xlink:type="simple" xlink:show="embed" xlink:actuate="onLoad" loext:mime-type="image/png">
            <text:p/>
          </draw:image>
        </draw:frame>
        <draw:custom-shape draw:style-name="gr13" draw:text-style-name="P4" draw:layer="layout" svg:width="1.112cm" svg:height="0.762cm" svg:x="12.146cm" svg:y="3.512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3.048cm" svg:height="2.54cm" svg:x="13.34cm" svg:y="2.586cm">
          <text:p text:style-name="P2">PCA</text:p>
          <draw:enhanced-geometry svg:viewBox="0 0 21600 21600" draw:type="rectangle" draw:enhanced-path="M 0 0 L 21600 0 21600 21600 0 21600 0 0 Z N"/>
        </draw:custom-shape>
        <draw:frame draw:style-name="gr15" draw:text-style-name="P13" draw:layer="layout" svg:width="4.572cm" svg:height="1.199cm" svg:x="19.05cm" svg:y="3.235cm">
          <draw:text-box>
            <text:p text:style-name="P12">Nx947 <text:s text:c="10"/>Nx150 <text:s text:c="2"/></text:p>
          </draw:text-box>
        </draw:frame>
        <draw:custom-shape draw:style-name="gr4" draw:text-style-name="P4" draw:layer="layout" svg:width="1.524cm" svg:height="0.762cm" svg:x="3.934cm" svg:y="3.511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3.048cm" svg:height="2.54cm" svg:x="22.322cm" svg:y="11.276cm">
          <text:p text:style-name="P2">GLM</text:p>
          <text:p text:style-name="P2">binomial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112cm" svg:height="0.762cm" svg:x="23.526cm" svg:y="1.524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3.048cm" svg:height="2.54cm" svg:x="18.034cm" svg:y="4.318cm">
          <text:p text:style-name="P2">Matriz</text:p>
          <text:p text:style-name="P2">Rotación</text:p>
          <text:p text:style-name="P2">PCA <text:span text:style-name="T3">62500x947</text:span></text:p>
          <draw:enhanced-geometry svg:viewBox="0 0 21600 21600" draw:type="rectangle" draw:enhanced-path="M 0 0 L 21600 0 21600 21600 0 21600 0 0 Z N"/>
        </draw:custom-shape>
        <draw:line draw:style-name="gr16" draw:text-style-name="P14" draw:layer="layout" svg:x1="1.016cm" svg:y1="8.128cm" svg:x2="26.67cm" svg:y2="8.128cm">
          <text:p/>
        </draw:line>
        <draw:frame draw:style-name="gr17" draw:text-style-name="P15" draw:layer="layout" svg:width="5.588cm" svg:height="0.962cm" svg:x="0.462cm" svg:y="6.866cm">
          <draw:text-box>
            <text:p>Entrenamiento</text:p>
          </draw:text-box>
        </draw:frame>
        <draw:frame draw:style-name="gr18" draw:text-style-name="P15" draw:layer="layout" svg:width="6.65cm" svg:height="1.673cm" svg:x="0.462cm" svg:y="8.366cm">
          <draw:text-box>
            <text:p>Detección / Testing</text:p>
          </draw:text-box>
        </draw:frame>
        <draw:custom-shape draw:style-name="gr1" draw:text-style-name="P1" draw:layer="layout" svg:width="2.54cm" svg:height="2.54cm" svg:x="0.386cm" svg:y="11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.524cm" svg:height="1.524cm" svg:x="0.812cm" svg:y="11.7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5" draw:text-style-name="P6" draw:layer="layout" svg:width="4.002cm" svg:height="1.505cm" svg:x="-0.138cm" svg:y="9.78cm">
          <draw:text-box>
            <text:p text:style-name="P2"><text:span text:style-name="T1">Imagen en B&amp;N</text:span></text:p>
          </draw:text-box>
        </draw:frame>
        <draw:frame draw:style-name="gr19" draw:text-style-name="P13" draw:layer="layout" svg:width="2.14cm" svg:height="0.743cm" svg:x="0.562cm" svg:y="13.735cm">
          <draw:text-box>
            <text:p text:style-name="P12"><text:span text:style-name="T2">2</text:span><text:span text:style-name="T2">5</text:span><text:span text:style-name="T2">0</text:span><text:span text:style-name="T2">x</text:span><text:span text:style-name="T2">2</text:span><text:span text:style-name="T2">5</text:span><text:span text:style-name="T2">0</text:span></text:p>
          </draw:text-box>
        </draw:frame>
        <draw:frame draw:style-name="gr20" draw:text-style-name="P10" draw:layer="layout" svg:width="5.966cm" svg:height="1.016cm" svg:x="3.864cm" svg:y="11.46cm">
          <draw:text-box>
            <text:p text:style-name="P9"><text:span text:style-name="T2">S</text:span><text:span text:style-name="T2">e</text:span><text:span text:style-name="T2"> </text:span><text:span text:style-name="T2">t</text:span><text:span text:style-name="T2">r</text:span><text:span text:style-name="T2">a</text:span><text:span text:style-name="T2">n</text:span><text:span text:style-name="T2">s</text:span><text:span text:style-name="T2">f</text:span><text:span text:style-name="T2">o</text:span><text:span text:style-name="T2">r</text:span><text:span text:style-name="T2">m</text:span><text:span text:style-name="T2">a</text:span><text:span text:style-name="T2"> </text:span><text:span text:style-name="T2">e</text:span><text:span text:style-name="T2">n</text:span><text:span text:style-name="T2"> </text:span><text:span text:style-name="T2">u</text:span><text:span text:style-name="T2">n</text:span><text:span text:style-name="T2">a</text:span><text:span text:style-name="T2"> </text:span><text:span text:style-name="T2">f</text:span><text:span text:style-name="T2">i</text:span><text:span text:style-name="T2">l</text:span><text:span text:style-name="T2">a</text:span></text:p>
          </draw:text-box>
        </draw:frame>
        <draw:frame draw:style-name="standard" draw:layer="layout" svg:width="5.399cm" svg:height="0.971cm" svg:x="4.263cm" svg:y="12.109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row table:style-name="ro1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draw:frame draw:style-name="gr21" draw:text-style-name="P13" draw:layer="layout" svg:width="2.222cm" svg:height="0.725cm" svg:x="8.054cm" svg:y="13.279cm">
          <draw:text-box>
            <text:p text:style-name="P12"><text:span text:style-name="T2">1</text:span><text:span text:style-name="T2">x</text:span><text:span text:style-name="T2">6</text:span><text:span text:style-name="T2">2</text:span><text:span text:style-name="T2">5</text:span><text:span text:style-name="T2">0</text:span><text:span text:style-name="T2">0</text:span></text:p>
          </draw:text-box>
        </draw:frame>
        <draw:custom-shape draw:style-name="gr13" draw:text-style-name="P4" draw:layer="layout" svg:width="1.112cm" svg:height="0.762cm" svg:x="3.151cm" svg:y="12.192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1.112cm" svg:height="0.762cm" svg:x="9.822cm" svg:y="12.192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3.048cm" svg:height="2.54cm" svg:x="11.092cm" svg:y="11.276cm">
          <text:p text:style-name="P2">Matriz</text:p>
          <text:p text:style-name="P2">Rotación</text:p>
          <text:p text:style-name="P2">PCA <text:span text:style-name="T3">62500x947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0.604cm" svg:height="0.508cm" svg:x="20.828cm" svg:y="3.302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3" draw:text-style-name="P14" draw:layer="layout" svg:x1="21.336cm" svg:y1="0.32cm" svg:x2="21.336cm" svg:y2="3.235cm">
          <text:p/>
        </draw:line>
        <draw:line draw:style-name="gr24" draw:text-style-name="P16" draw:layer="layout" svg:x1="21.844cm" svg:y1="0.762cm" svg:x2="23.368cm" svg:y2="2.794cm">
          <text:p/>
        </draw:line>
        <draw:line draw:style-name="gr25" draw:text-style-name="P14" draw:layer="layout" svg:x1="23.368cm" svg:y1="0.762cm" svg:x2="21.844cm" svg:y2="2.794cm">
          <text:p/>
        </draw:line>
        <draw:frame draw:style-name="standard" draw:layer="layout" svg:width="5.399cm" svg:height="0.971cm" svg:x="15.553cm" svg:y="12.043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row table:style-name="ro1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custom-shape draw:style-name="gr13" draw:text-style-name="P4" draw:layer="layout" svg:width="1.112cm" svg:height="0.762cm" svg:x="14.423cm" svg:y="12.193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1.112cm" svg:height="0.762cm" svg:x="21.127cm" svg:y="12.162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4" draw:layer="layout" svg:width="0.604cm" svg:height="0.508cm" svg:x="18.429cm" svg:y="13.14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3" draw:text-style-name="P14" draw:layer="layout" svg:x1="19.137cm" svg:y1="12.043cm" svg:x2="19.137cm" svg:y2="13.014cm">
          <text:p/>
        </draw:line>
        <draw:line draw:style-name="gr24" draw:text-style-name="P16" draw:layer="layout" svg:x1="19.274cm" svg:y1="12.043cm" svg:x2="20.798cm" svg:y2="13.014cm">
          <text:p/>
        </draw:line>
        <draw:line draw:style-name="gr25" draw:text-style-name="P14" draw:layer="layout" svg:x1="20.952cm" svg:y1="12.043cm" svg:x2="19.274cm" svg:y2="13.014cm">
          <text:p/>
        </draw:line>
        <draw:frame draw:style-name="gr26" draw:text-style-name="P13" draw:layer="layout" svg:width="4.572cm" svg:height="0.725cm" svg:x="16.55cm" svg:y="13.036cm">
          <draw:text-box>
            <text:p text:style-name="P12">1x947 <text:s/><text:s text:c="2"/><text:s text:c="2"/><text:s text:c="2"/><text:s text:c="2"/><text:s/>1x150 <text:s/><text:s/></text:p>
          </draw:text-box>
        </draw:frame>
        <draw:frame draw:style-name="gr7" draw:text-style-name="P7" draw:layer="layout" svg:width="0.681cm" svg:height="0.833cm" svg:x="26.797cm" svg:y="11.205cm">
          <draw:image xlink:href="Pictures/100002010000005D00000037861E5AFB98A3A4E0.png" xlink:type="simple" xlink:show="embed" xlink:actuate="onLoad" loext:mime-type="image/png">
            <text:p/>
          </draw:image>
        </draw:frame>
        <draw:frame draw:style-name="gr8" draw:text-style-name="P7" draw:layer="layout" svg:width="0.762cm" svg:height="0.872cm" svg:x="26.759cm" svg:y="13.089cm">
          <draw:image xlink:href="Pictures/100002010000005D00000037861E5AFB98A3A4E0.png" xlink:type="simple" xlink:show="embed" xlink:actuate="onLoad" loext:mime-type="image/png">
            <text:p/>
          </draw:image>
        </draw:frame>
        <draw:line draw:style-name="gr27" draw:text-style-name="P14" draw:layer="layout" svg:x1="25.4cm" svg:y1="12.192cm" svg:x2="26.697cm" svg:y2="11.684cm">
          <text:p/>
        </draw:line>
        <draw:line draw:style-name="gr27" draw:text-style-name="P14" draw:layer="layout" svg:x1="25.37cm" svg:y1="12.954cm" svg:x2="26.67cm" svg:y2="13.462cm">
          <text:p/>
        </draw:line>
        <draw:frame draw:style-name="gr28" draw:text-style-name="P13" draw:layer="layout" svg:width="2.5cm" svg:height="0.725cm" svg:x="25.4cm" svg:y="10.16cm">
          <draw:text-box>
            <text:p text:style-name="P12">predicción</text:p>
          </draw:text-box>
        </draw:frame>
        <draw:custom-shape draw:style-name="gr14" draw:text-style-name="P11" draw:layer="layout" svg:width="3.048cm" svg:height="2.54cm" svg:x="24.638cm" svg:y="0.762cm">
          <text:p text:style-name="P2">GLM</text:p>
          <text:p text:style-name="P2">binomial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10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1T11:54:11.397815637</meta:creation-date>
    <dc:date>2020-11-22T01:45:38.453298316</dc:date>
    <meta:editing-duration>PT26M23S</meta:editing-duration>
    <meta:editing-cycles>4</meta:editing-cycles>
    <meta:generator>LibreOffice/6.4.6.2$Linux_X86_64 LibreOffice_project/40$Build-2</meta:generator>
    <meta:document-statistic meta:object-count="118"/>
  </office:meta>
</office:document-meta>
</file>